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cs" number:country="CZ">
      <number:number number:min-integer-digits="1"/>
    </number:number-style>
    <number:text-style style:name="N20100" number:language="cs" number:country="CZ">
      <number:text-content/>
    </number:text-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20108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20108"/>
    <style:style style:name="ce7" style:family="table-cell" style:parent-style-name="Default" style:data-style-name="N20108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20000"/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0108">
      <style:table-cell-properties style:text-align-source="fix" style:repeat-content="false" style:rotation-angle="270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fo:border-left="none" fo:border-right="none" fo:border-top="0.99pt ridge #000000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0108">
      <style:table-cell-properties fo:background-color="#dddddd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99pt ridge #000000"/>
      <style:paragraph-properties fo:text-align="start" fo:margin-left="0pt"/>
    </style:style>
    <style:style style:name="ce21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pt"/>
    </style:style>
    <style:style style:name="ce22" style:family="table-cell" style:parent-style-name="Default" style:data-style-name="N20108">
      <style:table-cell-properties fo:background-color="#dddddd" style:text-align-source="fix" style:repeat-content="false"/>
      <style:paragraph-properties fo:text-align="end" fo:margin-left="0pt"/>
    </style:style>
    <style:style style:name="ce23" style:family="table-cell" style:parent-style-name="Default" style:data-style-name="N20108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pt"/>
    </style:style>
    <style:style style:name="ce24" style:family="table-cell" style:parent-style-name="Default" style:data-style-name="N2010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20100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 style:data-style-name="N100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20100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32" style:family="table-cell" style:parent-style-name="Default" style:data-style-name="N20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20108">
      <style:table-cell-properties fo:border-bottom="none" fo:border-left="none" fo:border-right="none" fo:border-top="0.99pt ridge #000000"/>
    </style:style>
    <style:style style:name="ce35" style:family="table-cell" style:parent-style-name="Default" style:data-style-name="N20108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20000">
      <style:table-cell-properties style:text-align-source="fix" style:repeat-content="false" style:rotation-angle="270" style:vertical-align="bottom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270" style:vertical-align="bottom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 'B' 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4" office:value-type="string" calcext:value-type="string">
            <text:p>Zacatek dat:</text:p>
          </table:table-cell>
          <table:table-cell table:style-name="ce7" table:formula="of:=CELL(&quot;address&quot;;[.B5])" office:value-type="string" office:string-value="$B$5" calcext:value-type="string">
            <text:p>$B$5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islo pristi faktury:</text:p>
          </table:table-cell>
          <table:table-cell table:style-name="ce8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table:style-name="ce5"/>
          <table:table-cell table:style-name="ce1"/>
          <table:table-cell table:style-name="ce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Pozn.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Vomacka</text:p>
          </table:table-cell>
          <table:table-cell office:value-type="currency" office:currency="CZK" office:value="1235" calcext:value-type="currency">
            <text:p>1 235,00 Kč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jezchleba</text:p>
          </table:table-cell>
          <table:table-cell office:value-type="currency" office:currency="CZK" office:value="2345" calcext:value-type="currency">
            <text:p>2 345,00 Kč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ocdopole</text:p>
          </table:table-cell>
          <table:table-cell office:value-type="currency" office:currency="CZK" office:value="3456" calcext:value-type="currency">
            <text:p>3 456,00 Kč</text:p>
          </table:table-cell>
          <table:table-cell table:number-columns-repeated="25"/>
        </table:table-row>
        <table:table-row table:style-name="ro1" table:number-rows-repeated="1048568">
          <table:table-cell table:number-columns-repeated="27"/>
        </table:table-row>
        <table:table-row table:style-name="ro1">
          <table:table-cell table:number-columns-repeated="27"/>
        </table:table-row>
        <table:named-expressions>
          <table:named-range table:name="BEGIN" table:base-cell-address="$Sheet2.$B$1" table:cell-range-address="$'A ''B'' C'.$B$1"/>
          <table:named-range table:name="NEXT" table:base-cell-address="$'A ''B'' C'.$C$2" table:cell-range-address="$'A ''B'' C'.$B$2"/>
        </table:named-expressions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22"/>
        <table:table-column table:style-name="co5" table:default-cell-style-name="ce27"/>
        <table:table-column table:style-name="co5" table:default-cell-style-name="ce24"/>
        <table:table-column table:style-name="co5" table:default-cell-style-name="ce27"/>
        <table:table-column table:style-name="co5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column table:style-name="co2" table:number-columns-repeated="997" table:default-cell-style-name="Default"/>
        <table:table-row table:style-name="ro1">
          <table:table-cell table:style-name="ce4" office:value-type="string" calcext:value-type="string">
            <text:p>Hlavicky zakazniku:</text:p>
          </table:table-cell>
          <table:table-cell table:style-name="ce16" table:formula="of:=CELL(&quot;address&quot;;[.B7])" office:value-type="string" office:string-value="$B$7" calcext:value-type="string">
            <text:p>$B$7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style-name="ce4" office:value-type="string" calcext:value-type="string">
            <text:p>Hlavicky faktur:</text:p>
          </table:table-cell>
          <table:table-cell table:style-name="ce16" table:formula="of:=CELL(&quot;address&quot;;[.B8])" office:value-type="string" office:string-value="$B$8" calcext:value-type="string">
            <text:p>$B$8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style-name="ce5" office:value-type="string" calcext:value-type="string">
            <text:p>Pristi ID:</text:p>
          </table:table-cell>
          <table:table-cell table:style-name="ce17" office:value-type="float" office:value="13" calcext:value-type="float">
            <text:p>13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 table:number-rows-repeated="2">
          <table:table-cell table:style-name="ce5"/>
          <table:table-cell table:style-name="ce17"/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18"/>
          <table:table-cell table:style-name="Default" table:number-columns-repeated="22"/>
          <table:table-cell/>
          <table:table-cell table:style-name="Default"/>
          <table:table-cell table:number-columns-repeated="998"/>
        </table:table-row>
        <table:table-row table:style-name="ro2">
          <table:table-cell table:style-name="ce12"/>
          <table:table-cell table:style-name="ce19" office:value-type="string" calcext:value-type="string">
            <text:p>Jmeno</text:p>
          </table:table-cell>
          <table:table-cell table:style-name="ce25" office:value-type="string" calcext:value-type="string">
            <text:p>Vomacka</text:p>
          </table:table-cell>
          <table:table-cell table:style-name="ce30" office:value-type="string" calcext:value-type="string">
            <text:p>Nejezchleba</text:p>
          </table:table-cell>
          <table:table-cell table:style-name="ce25" office:value-type="string" calcext:value-type="string">
            <text:p>Skocdopole</text:p>
          </table:table-cell>
          <table:table-cell table:style-name="ce33" office:value-type="string" calcext:value-type="string">
            <text:p>Vejrazka</text:p>
          </table:table-cell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9"/>
          <table:table-cell table:style-name="ce36"/>
          <table:table-cell table:style-name="ce39" table:number-columns-repeated="997"/>
        </table:table-row>
        <table:table-row table:style-name="ro1">
          <table:table-cell table:style-name="ce13" office:value-type="string" calcext:value-type="string">
            <text:p>Zari 2018</text:p>
          </table:table-cell>
          <table:table-cell table:style-name="ce20" office:value-type="string" calcext:value-type="string">
            <text:p>Obdobi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 office:value-type="currency" office:currency="CZK" office:value="1235" calcext:value-type="currency">
            <text:p>1,235.00 Kč</text:p>
          </table:table-cell>
          <table:table-cell table:style-name="ce26" office:value-type="currency" office:currency="CZK" office:value="2345" calcext:value-type="currency">
            <text:p>2,345.00 Kč</text:p>
          </table:table-cell>
          <table:table-cell table:style-name="ce26" office:value-type="currency" office:currency="CZK" office:value="3456" calcext:value-type="currency">
            <text:p>3,456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ijen 2018</text:p>
          </table:table-cell>
          <table:table-cell table:style-name="ce20" office:value-type="string" calcext:value-type="string">
            <text:p>Obdobi</text:p>
          </table:table-cell>
          <table:table-cell table:style-name="ce28"/>
          <table:table-cell table:style-name="ce31"/>
          <table:table-cell table:style-name="ce28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13"/>
          <table:table-cell table:style-name="ce34"/>
          <table:table-cell table:style-name="ce13" table:number-columns-repeated="998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 office:value-type="currency" office:currency="CZK" office:value="4567" calcext:value-type="currency">
            <text:p>4,567.00 Kč</text:p>
          </table:table-cell>
          <table:table-cell table:style-name="ce26" office:value-type="currency" office:currency="CZK" office:value="5678" calcext:value-type="currency">
            <text:p>5,678.00 Kč</text:p>
          </table:table-cell>
          <table:table-cell table:style-name="ce26" office:value-type="currency" office:currency="CZK" office:value="6789" calcext:value-type="currency">
            <text:p>6,789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istopad 2018</text:p>
          </table:table-cell>
          <table:table-cell table:style-name="ce20" office:value-type="string" calcext:value-type="string">
            <text:p>Obdobi</text:p>
          </table:table-cell>
          <table:table-cell table:style-name="ce28"/>
          <table:table-cell table:style-name="ce31"/>
          <table:table-cell table:style-name="ce28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13"/>
          <table:table-cell table:style-name="ce34"/>
          <table:table-cell table:style-name="ce13" table:number-columns-repeated="998"/>
        </table:table-row>
        <table:table-row table:style-name="ro1">
          <table:table-cell office:value-type="string" calcext:value-type="string">
            <text:p>Skolka</text:p>
          </table:table-cell>
          <table:table-cell table:style-name="ce16" office:value-type="string" calcext:value-type="string">
            <text:p>Sluzba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/>
          <table:table-cell table:style-name="ce26" office:value-type="currency" office:currency="CZK" office:value="2468" calcext:value-type="currency">
            <text:p>2,468.00 Kč</text:p>
          </table:table-cell>
          <table:table-cell table:style-name="ce26" office:value-type="currency" office:currency="CZK" office:value="3690" calcext:value-type="currency">
            <text:p>3,690.00 Kč</text:p>
          </table:table-cell>
          <table:table-cell table:style-name="ce14" office:value-type="currency" office:currency="CZK" office:value="1357" calcext:value-type="currency">
            <text:p>1,357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Krouzky</text:p>
          </table:table-cell>
          <table:table-cell table:style-name="ce23" office:value-type="string" calcext:value-type="string">
            <text:p>Sluzba</text:p>
          </table:table-cell>
          <table:table-cell table:style-name="ce29"/>
          <table:table-cell table:style-name="ce32"/>
          <table:table-cell table:style-name="ce29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15"/>
          <table:table-cell table:style-name="ce35"/>
          <table:table-cell table:style-name="ce15" table:number-columns-repeated="998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/>
          <table:table-cell table:style-name="ce26" office:value-type="currency" office:currency="CZK" office:value="255" calcext:value-type="currency">
            <text:p>255.00 Kč</text:p>
          </table:table-cell>
          <table:table-cell table:style-name="ce26" office:value-type="currency" office:currency="CZK" office:value="366" calcext:value-type="currency">
            <text:p>366.00 Kč</text:p>
          </table:table-cell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ustHead" table:base-cell-address="$Sheet2.$B$1" table:cell-range-address="$Sheet2.$B$1"/>
          <table:named-range table:name="InvHead" table:base-cell-address="$Sheet2.$A$2" table:cell-range-address="$Sheet2.$B$2"/>
          <table:named-range table:name="InvNextID" table:base-cell-address="$Sheet2.$A$2" table:cell-range-address="$Sheet2.$B$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0105P0" style:volatile="true" number:language="ca" number:country="E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5P0"/>
    </number:currency-style>
    <number:currency-style style:name="N2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20108" number:language="cs" number:country="CZ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2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1:15:45.49535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2:55:35.571212805</meta:creation-date>
    <dc:date>2018-10-03T01:52:26.653562008</dc:date>
    <meta:editing-duration>P1DT16H11M6S</meta:editing-duration>
    <meta:editing-cycles>20</meta:editing-cycles>
    <meta:generator>LibreOffice/5.4.7.2$Linux_X86_64 LibreOffice_project/40$Build-2</meta:generator>
    <meta:document-statistic meta:table-count="2" meta:cell-count="67" meta:object-count="0"/>
  </office:meta>
</office:document-meta>
</file>